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List_20_Paragraph" style:list-style-name="L1"/>
    <style:style style:name="P3" style:family="paragraph" style:parent-style-name="List_20_Paragraph" style:list-style-name="L1">
      <style:text-properties officeooo:paragraph-rsid="00159413"/>
    </style:style>
    <style:style style:name="P4" style:family="paragraph" style:parent-style-name="List_20_Paragraph" style:list-style-name="L1">
      <style:text-properties officeooo:rsid="00159413" officeooo:paragraph-rsid="00159413"/>
    </style:style>
    <style:style style:name="P5" style:family="paragraph" style:parent-style-name="List_20_Paragraph" style:list-style-name="L1">
      <style:text-properties officeooo:rsid="00166fda" officeooo:paragraph-rsid="00166fda"/>
    </style:style>
    <style:style style:name="P6" style:family="paragraph" style:parent-style-name="List_20_Paragraph" style:list-style-name="L1">
      <style:text-properties officeooo:rsid="00176a51" officeooo:paragraph-rsid="00176a51"/>
    </style:style>
    <style:style style:name="P7" style:family="paragraph" style:parent-style-name="List_20_Paragraph" style:list-style-name="L2">
      <style:text-properties fo:font-weight="normal" officeooo:rsid="0017bdcb" officeooo:paragraph-rsid="0017bdcb" style:font-weight-asian="normal" style:font-weight-complex="normal"/>
    </style:style>
    <style:style style:name="P8" style:family="paragraph" style:parent-style-name="List_20_Paragraph" style:list-style-name="L2">
      <style:text-properties fo:font-weight="normal" officeooo:rsid="00196242" officeooo:paragraph-rsid="00196242" style:font-weight-asian="normal" style:font-weight-complex="normal"/>
    </style:style>
    <style:style style:name="P9" style:family="paragraph" style:parent-style-name="List_20_Paragraph" style:list-style-name="L3">
      <style:text-properties fo:font-weight="normal" officeooo:rsid="001a8948" officeooo:paragraph-rsid="001a8948" style:font-weight-asian="normal" style:font-weight-complex="normal"/>
    </style:style>
    <style:style style:name="P10" style:family="paragraph" style:parent-style-name="List_20_Paragraph" style:list-style-name="L2">
      <style:text-properties officeooo:paragraph-rsid="0017bdcb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weight="bold" officeooo:rsid="0017bdcb" officeooo:paragraph-rsid="0017bdcb" style:font-weight-asian="bold" style:font-weight-complex="bold"/>
    </style:style>
    <style:style style:name="P12" style:family="paragraph" style:parent-style-name="List_20_Paragraph" style:list-style-name="L2">
      <style:paragraph-properties fo:margin-left="0cm" fo:margin-right="0cm" fo:text-indent="0cm" style:auto-text-indent="false"/>
      <style:text-properties fo:font-weight="bold" officeooo:rsid="001a8948" officeooo:paragraph-rsid="001a8948" style:font-weight-asian="bold" style:font-weight-complex="bold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font-weight="bold" officeooo:rsid="001a8948" officeooo:paragraph-rsid="001a8948" style:font-weight-asian="bold" style:font-weight-complex="bold"/>
    </style:style>
    <style:style style:name="P14" style:family="paragraph" style:parent-style-name="List_20_Paragraph">
      <style:paragraph-properties fo:margin-left="0cm" fo:margin-right="0cm" fo:text-indent="0cm" style:auto-text-indent="false" fo:break-before="page"/>
      <style:text-properties fo:font-weight="bold" officeooo:rsid="001a8948" officeooo:paragraph-rsid="001a8948" style:font-weight-asian="bold" style:font-weight-complex="bold"/>
    </style:style>
    <style:style style:name="P15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59413"/>
    </style:style>
    <style:style style:name="T3" style:family="text">
      <style:text-properties fo:font-weight="normal" officeooo:rsid="0017bdcb" style:font-weight-asian="normal" style:font-weight-complex="normal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Default_20_Paragraph_20_Font"><text:span text:style-name="T1">Student</text:span></text:span> </text:p>
      <text:list xml:id="list5196189659305062734" text:style-name="L1">
        <text:list-item>
          <text:p text:style-name="P2">StudentID – The unique ID of a student</text:p>
        </text:list-item>
        <text:list-item>
          <text:p text:style-name="P2">FirstName – The first name of a student</text:p>
        </text:list-item>
        <text:list-item>
          <text:p text:style-name="P2">LastName – The last name of a student</text:p>
        </text:list-item>
        <text:list-item>
          <text:p text:style-name="P2">MiddleName – The middle name(s) of a given student</text:p>
        </text:list-item>
        <text:list-item>
          <text:p text:style-name="P4">AcedemicTutor – StaffID of the staff member who is a student’s academic tutor</text:p>
        </text:list-item>
        <text:list-item>
          <text:p text:style-name="P4">SportsTutor – StaffID of the staff member who is a student’s sports tutor</text:p>
        </text:list-item>
      </text:list>
      <text:p text:style-name="Normal"><text:span text:style-name="Default_20_Paragraph_20_Font"><text:span text:style-name="T1">Staff</text:span></text:span></text:p>
      <text:list xml:id="list233460043099779" text:continue-numbering="true" text:style-name="L1">
        <text:list-item>
          <text:p text:style-name="P2">StaffID – The unique ID of a staff member</text:p>
        </text:list-item>
        <text:list-item>
          <text:p text:style-name="P2">Admin – Whether or not a staff member has administrative privileges</text:p>
        </text:list-item>
        <text:list-item>
          <text:p text:style-name="P6">FirstName – First name of a staff member</text:p>
        </text:list-item>
        <text:list-item>
          <text:p text:style-name="P6">MiddleName – Middle name of a staff member</text:p>
        </text:list-item>
        <text:list-item>
          <text:p text:style-name="P6">LastName – Last name of a staff member</text:p>
        </text:list-item>
      </text:list>
      <text:p text:style-name="P1">Subject</text:p>
      <text:list xml:id="list233460908126918" text:continue-numbering="true" text:style-name="L1">
        <text:list-item>
          <text:p text:style-name="P2">Name – Name of a subject</text:p>
        </text:list-item>
        <text:list-item>
          <text:p text:style-name="P5">Description – Description of a subject</text:p>
        </text:list-item>
      </text:list>
      <text:p text:style-name="P1">Class</text:p>
      <text:list xml:id="list233461528156470" text:continue-numbering="true" text:style-name="L1">
        <text:list-item>
          <text:p text:style-name="P2">ClassID – Unique ID of a class</text:p>
        </text:list-item>
        <text:list-item>
          <text:p text:style-name="P3"><text:span text:style-name="T2">Teacher – StaffID of the staff member who teaches a class</text:span></text:p>
        </text:list-item>
        <text:list-item>
          <text:p text:style-name="P2">Subject – Name of the subject</text:p>
        </text:list-item>
        <text:list-item>
          <text:p text:style-name="P2">StartTime – Time the class starts</text:p>
        </text:list-item>
        <text:list-item>
          <text:p text:style-name="P2">Duration – Duration of the class in minutes</text:p>
        </text:list-item>
      </text:list>
      <text:p text:style-name="P11">Attendance</text:p>
      <text:list xml:id="list8536588042466824775" text:style-name="L2">
        <text:list-item>
          <text:p text:style-name="P10"><text:span text:style-name="T3">ClassID – ID of the class a student can use the app for</text:span></text:p>
        </text:list-item>
        <text:list-item>
          <text:p text:style-name="P7">StudentID – ID of the student who is to take the class through the app</text:p>
        </text:list-item>
        <text:list-item>
          <text:p text:style-name="P10"><text:span text:style-name="T3">Attended – Whether or not the student actually attended the class, according to the app</text:span></text:p>
          <text:p text:style-name="P12">Job</text:p>
        </text:list-item>
        <text:list-item>
          <text:p text:style-name="P8">Name – Name of a position</text:p>
        </text:list-item>
        <text:list-item>
          <text:p text:style-name="P8">Description – Description of a position</text:p>
        </text:list-item>
      </text:list>
      <text:p text:style-name="P13"/>
      <text:p text:style-name="P14">Position</text:p>
      <text:list xml:id="list2720804858353976124" text:style-name="L3">
        <text:list-item>
          <text:p text:style-name="P9">StaffID – ID of the staff member who occupies the position</text:p>
        </text:list-item>
        <text:list-item>
          <text:p text:style-name="P9">Job – Name of the job the staff member occupies</text:p>
        </text:list-item>
        <text:list-item>
          <text:p text:style-name="P9">StartDate – Date the staff member started occupying the position</text:p>
        </text:list-item>
        <text:list-item>
          <text:p text:style-name="P9">EndDate – Date the staff member stopped occupying the posi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Calibri" fo:font-family="Calibri" style:font-family-generic="swiss" style:font-pitch="variable" style:font-name-asian="MS Mincho" style:font-family-asian="'MS Mincho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dc:description/>
    <dc:subject/>
    <meta:initial-creator>Marik Boswijk</meta:initial-creator>
    <meta:creation-date>2016-05-02T08:03:00Z</meta:creation-date>
    <dc:date>2016-05-12T23:34:59.440000000</dc:date>
    <meta:editing-cycles>8</meta:editing-cycles>
    <meta:editing-duration>PT3H7M1S</meta:editing-duration>
    <meta:document-statistic meta:table-count="0" meta:image-count="0" meta:object-count="0" meta:page-count="2" meta:paragraph-count="34" meta:word-count="257" meta:character-count="1377" meta:non-whitespace-character-count="1154"/>
    <meta:template xlink:type="simple" xlink:actuate="onRequest" xlink:title="" xlink:href="Normal.dotm"/>
  </office:meta>
</office:document-meta>
</file>